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ck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eating_tick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let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ew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w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ticket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# of Tests</text:p>
          </table:table-cell>
          <table:table-cell table:formula="of:=SUM([.C2:.C17]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08:43.407617569</meta:creation-date>
    <dc:date>2016-04-27T18:28:21.373423910</dc:date>
    <meta:editing-duration>PT2H15M7S</meta:editing-duration>
    <meta:editing-cycles>2</meta:editing-cycles>
    <meta:generator>LibreOffice/4.2.8.2$Linux_X86_64 LibreOffice_project/420m0$Build-2</meta:generator>
    <meta:document-statistic meta:table-count="1" meta:cell-count="22" meta:object-count="0"/>
  </office:meta>
</office:document-meta>
</file>